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983"/>
    </style:style>
    <style:style style:name="P2" style:family="paragraph" style:parent-style-name="Standard">
      <style:text-properties fo:language="ru" fo:country="RU" officeooo:rsid="0012d983" officeooo:paragraph-rsid="0012d98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d9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ология изготовления лекарственных форм </text:p>
      <text:p text:style-name="P1"/>
      <text:p text:style-name="P1">Контроль качества лекарственных средств </text:p>
      <text:p text:style-name="Standard"/>
      <text:p text:style-name="P1">Отпуск лекарственных препаратов и товаров аптечного </text:p>
      <text:p text:style-name="P1"/>
      <text:p text:style-name="P1"><text:s/>Изготовление лекарственных форм и проведение обязательн<text:span text:style-name="T2">ых видов внутреаптечного контроля </text:span></text:p>
      <text:p text:style-name="Standard"/>
      <text:p text:style-name="Standard">Реализация лекарственных средств и товаров т<text:span text:style-name="T2">очного</text:span> ассортимента</text:p>
      <text:p text:style-name="Standard"/>
      <text:p text:style-name="Standard">Лекарствоведение</text:p>
      <text:p text:style-name="Standard"/>
      <text:p text:style-name="Standard">Фармакотерапия</text:p>
      <text:p text:style-name="Standard"/>
      <text:p text:style-name="Standard">Психология</text:p>
      <text:p text:style-name="Standard"/>
      <text:p text:style-name="P1">Аналитическая<text:span text:style-name="T1"> </text:span><text:span text:style-name="T2">химия </text:span><text:span text:style-name="T1"><text:s text:c="2"/></text:span></text:p>
      <text:p text:style-name="P1"/>
      <text:p text:style-name="Standard">Органическая химия</text:p>
      <text:p text:style-name="Standard"/>
      <text:p text:style-name="Standard">Б<text:span text:style-name="T2">отаника </text:span></text:p>
      <text:p text:style-name="Standard"/>
      <text:p text:style-name="P1">Гигиена и экология человека </text:p>
      <text:p text:style-name="P1"/>
      <text:p text:style-name="P1">Основы микробиология и иммунол<text:span text:style-name="T2">огии </text:span></text:p>
      <text:p text:style-name="Standard"/>
      <text:p text:style-name="Standard">Общая и неорганическая хим<text:span text:style-name="T2">ия </text:span></text:p>
      <text:p text:style-name="Standard"/>
      <text:p text:style-name="P1">Основы патоло<text:span text:style-name="T2">гии </text:span></text:p>
      <text:p text:style-name="P1"><text:span text:style-name="T2"/></text:p>
      <text:p text:style-name="P1"><text:s/>Генетика человека <text:span text:style-name="T2">и </text:span><text:span text:style-name="T1">основа</text:span><text:span text:style-name="T2">ми </text:span><text:span text:style-name="T1">медицинской</text:span> генетики</text:p>
      <text:p text:style-name="Standard"/>
      <text:p text:style-name="P1">Основы латвиско языка с медицинской терминологией </text:p>
      <text:p text:style-name="P1"/>
      <text:p text:style-name="P1">Анатомия и физиология чело<text:span text:style-name="T2">века </text:span></text:p>
      <text:p text:style-name="Standard"/>
      <text:p text:style-name="P1">Экономика </text:p>
      <text:p text:style-name="P1"/>
      <text:p text:style-name="P2">Английский язык </text:p>
      <text:p text:style-name="Standard"/>
      <text:p text:style-name="Standard">Информатика и ИКТ</text:p>
      <text:p text:style-name="Standard"/>
      <text:p text:style-name="Standard">Основы философи<text:span text:style-name="T2">и</text:span></text:p>
      <text:p text:style-name="Standard"/>
      <text:p text:style-name="Standard">Биология</text:p>
      <text:p text:style-name="Standard"/>
      <text:p text:style-name="Standard"/>
      <text:p text:style-name="P2">Фармацевтическая химия <text:line-break/></text:p>
      <text:p text:style-name="P2">Фармакогнозия</text:p>
      <text:p text:style-name="P2"><text:s/></text:p>
      <text:p text:style-name="P2"><text:soft-page-break/>Фармакология </text:p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17:57:15.642000000</meta:creation-date>
    <dc:date>2023-08-09T18:13:08.393000000</dc:date>
    <meta:editing-duration>PT15M52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7" meta:word-count="81" meta:character-count="735" meta:non-whitespace-character-count="658"/>
  </office:meta>
</office:document-meta>
</file>